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5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9.3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6cm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666666" draw:marker-start-width="0.321cm" draw:marker-end-width="0.321cm" draw:fill-color="#ff66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14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Fine_20_Dashed_20__28_var_29_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1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8" style:family="graphic" style:parent-style-name="objectwithoutfill">
      <style:graphic-properties draw:stroke="solid" svg:stroke-width="0.081cm" svg:stroke-color="#666666" draw:marker-start-width="0.321cm" draw:marker-end="Square_20_45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3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text-indent="0cm"/>
      <style:text-properties fo:color="#0066cc"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 fo:font-size="20pt" style:font-size-asian="20pt" style:font-size-complex="20pt"/>
    </style:style>
    <style:style style:name="T3" style:family="text">
      <style:text-properties fo:color="#0066cc" fo:font-family="Courier" style:font-style-name="Oblique" style:font-family-generic="modern" style:font-pitch="variable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12.8cm" svg:x="1.559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9cm" svg:height="0.821cm" svg:x="9.569cm" svg:y="11.482cm">
          <text:p text:style-name="P2"><text:span text:style-name="T1">A</text:span></text:p>
        </draw:ellipse>
        <draw:ellipse draw:style-name="gr2" draw:text-style-name="P3" draw:layer="layout" svg:width="0.779cm" svg:height="0.82cm" svg:x="9.57cm" svg:y="9.511cm">
          <text:p text:style-name="P2"><text:span text:style-name="T1">B</text:span></text:p>
        </draw:ellipse>
        <draw:line draw:style-name="gr3" draw:text-style-name="P4" draw:layer="layout" svg:x1="9.959cm" svg:y1="10.33cm" svg:x2="9.959cm" svg:y2="11.523cm">
          <text:p/>
        </draw:line>
        <draw:frame draw:style-name="gr4" draw:text-style-name="P5" draw:layer="layout" svg:width="2.022cm" svg:height="0.962cm" svg:x="14.859cm" svg:y="1.9cm">
          <draw:text-box>
            <text:p text:style-name="P5">Local</text:p>
          </draw:text-box>
        </draw:frame>
        <draw:custom-shape draw:style-name="gr5" draw:text-style-name="P6" draw:layer="layout" svg:width="1.549cm" svg:height="0.7cm" svg:x="7.338cm" svg:y="6.716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7.374cm" svg:y="7.624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9.824cm" svg:height="0.984cm" svg:x="11.848cm" svg:y="16.6cm">
          <draw:text-box>
            <text:p text:style-name="P5"><text:span text:style-name="T2">git pull origin master</text:span></text:p>
          </draw:text-box>
        </draw:frame>
        <draw:frame draw:style-name="gr8" draw:text-style-name="P8" draw:layer="layout" svg:width="3.36cm" svg:height="0.9cm" svg:x="13.059cm" svg:y="14cm">
          <draw:text-box>
            <text:p text:style-name="P5"><text:span text:style-name="T3">git fetch</text:span></text:p>
          </draw:text-box>
        </draw:frame>
        <draw:custom-shape draw:style-name="gr9" draw:text-style-name="P6" draw:layer="layout" svg:width="3.073cm" svg:height="0.7cm" svg:x="5.859cm" svg:y="10.325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26.2199089135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3" draw:layer="layout" svg:width="0.779cm" svg:height="0.821cm" svg:x="4.08cm" svg:y="9.094cm">
          <text:p text:style-name="P2"><text:span text:style-name="T1">B</text:span></text:p>
        </draw:ellipse>
        <draw:line draw:style-name="gr3" draw:text-style-name="P4" draw:layer="layout" svg:x1="4.47cm" svg:y1="9.915cm" svg:x2="4.47cm" svg:y2="11.108cm">
          <text:p/>
        </draw:line>
        <draw:ellipse draw:style-name="gr10" draw:text-style-name="P3" draw:layer="layout" svg:width="0.779cm" svg:height="0.819cm" svg:x="4.08cm" svg:y="11.108cm">
          <text:p text:style-name="P2"><text:span text:style-name="T1">A</text:span></text:p>
        </draw:ellipse>
        <draw:ellipse draw:style-name="gr11" draw:text-style-name="P3" draw:layer="layout" svg:width="0.678cm" svg:height="0.82cm" svg:x="4.081cm" svg:y="7.123cm">
          <text:p text:style-name="P2"><text:span text:style-name="T1">C</text:span></text:p>
        </draw:ellipse>
        <draw:line draw:style-name="gr3" draw:text-style-name="P4" draw:layer="layout" svg:x1="4.47cm" svg:y1="7.942cm" svg:x2="4.47cm" svg:y2="9.135cm">
          <text:p/>
        </draw:line>
        <draw:custom-shape draw:style-name="gr12" draw:text-style-name="P6" draw:layer="layout" svg:width="1.549cm" svg:height="0.7cm" svg:x="1.885cm" svg:y="4.336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622.9677419355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5" draw:layer="layout" svg:width="2.725cm" svg:height="0.962cm" svg:x="2.134cm" svg:y="1.842cm">
          <draw:text-box>
            <text:p text:style-name="P5">Remote</text:p>
          </draw:text-box>
        </draw:frame>
        <draw:ellipse draw:style-name="gr11" draw:text-style-name="P3" draw:layer="layout" svg:width="0.779cm" svg:height="0.82cm" svg:x="4.082cm" svg:y="5.103cm">
          <text:p text:style-name="P2"><text:span text:style-name="T1">D</text:span></text:p>
        </draw:ellipse>
        <draw:line draw:style-name="gr3" draw:text-style-name="P4" draw:layer="layout" svg:x1="4.471cm" svg:y1="5.922cm" svg:x2="4.471cm" svg:y2="7.115cm">
          <text:p/>
        </draw:line>
        <draw:ellipse draw:style-name="gr2" draw:text-style-name="P3" draw:layer="layout" svg:width="0.779cm" svg:height="0.821cm" svg:x="14.361cm" svg:y="11.482cm">
          <text:p text:style-name="P2"><text:span text:style-name="T1">A</text:span></text:p>
        </draw:ellipse>
        <draw:ellipse draw:style-name="gr2" draw:text-style-name="P3" draw:layer="layout" svg:width="0.779cm" svg:height="0.82cm" svg:x="14.362cm" svg:y="9.511cm">
          <text:p text:style-name="P2"><text:span text:style-name="T1">B</text:span></text:p>
        </draw:ellipse>
        <draw:line draw:style-name="gr3" draw:text-style-name="P4" draw:layer="layout" svg:x1="14.751cm" svg:y1="10.33cm" svg:x2="14.751cm" svg:y2="11.523cm">
          <text:p/>
        </draw:line>
        <draw:custom-shape draw:style-name="gr5" draw:text-style-name="P6" draw:layer="layout" svg:width="1.549cm" svg:height="0.7cm" svg:x="12.13cm" svg:y="6.716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12.166cm" svg:y="7.624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073cm" svg:height="0.7cm" svg:x="11.738cm" svg:y="5.417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502.4072869226 9490.4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3" draw:layer="layout" svg:width="0.779cm" svg:height="0.821cm" svg:x="15.961cm" svg:y="7.462cm">
          <text:p text:style-name="P2"><text:span text:style-name="T1">C</text:span></text:p>
        </draw:ellipse>
        <draw:line draw:style-name="gr3" draw:text-style-name="P4" draw:layer="layout" svg:x1="16.059cm" svg:y1="8.2cm" svg:x2="15.059cm" svg:y2="9.6cm">
          <text:p/>
        </draw:line>
        <draw:ellipse draw:style-name="gr14" draw:text-style-name="P3" draw:layer="layout" svg:width="0.779cm" svg:height="0.82cm" svg:x="15.962cm" svg:y="5.491cm">
          <text:p text:style-name="P2"><text:span text:style-name="T1">D</text:span></text:p>
        </draw:ellipse>
        <draw:line draw:style-name="gr3" draw:text-style-name="P4" draw:layer="layout" svg:x1="16.351cm" svg:y1="6.31cm" svg:x2="16.351cm" svg:y2="7.503cm">
          <text:p/>
        </draw:line>
        <draw:ellipse draw:style-name="gr2" draw:text-style-name="P3" draw:layer="layout" svg:width="0.779cm" svg:height="0.82cm" svg:x="9.571cm" svg:y="7.491cm">
          <text:p text:style-name="P2"><text:span text:style-name="T1">E</text:span></text:p>
        </draw:ellipse>
        <draw:line draw:style-name="gr3" draw:text-style-name="P4" draw:layer="layout" svg:x1="9.96cm" svg:y1="8.31cm" svg:x2="9.96cm" svg:y2="9.503cm">
          <text:p/>
        </draw:line>
        <draw:ellipse draw:style-name="gr2" draw:text-style-name="P3" draw:layer="layout" svg:width="0.779cm" svg:height="0.82cm" svg:x="14.363cm" svg:y="7.491cm">
          <text:p text:style-name="P2"><text:span text:style-name="T1">E</text:span></text:p>
        </draw:ellipse>
        <draw:line draw:style-name="gr3" draw:text-style-name="P4" draw:layer="layout" svg:x1="14.752cm" svg:y1="8.31cm" svg:x2="14.752cm" svg:y2="9.503cm">
          <text:p/>
        </draw:line>
        <draw:ellipse draw:style-name="gr2" draw:text-style-name="P3" draw:layer="layout" svg:width="0.779cm" svg:height="0.821cm" svg:x="20.373cm" svg:y="11.494cm">
          <text:p text:style-name="P2"><text:span text:style-name="T1">A</text:span></text:p>
        </draw:ellipse>
        <draw:ellipse draw:style-name="gr2" draw:text-style-name="P3" draw:layer="layout" svg:width="0.779cm" svg:height="0.82cm" svg:x="20.374cm" svg:y="9.523cm">
          <text:p text:style-name="P2"><text:span text:style-name="T1">B</text:span></text:p>
        </draw:ellipse>
        <draw:line draw:style-name="gr3" draw:text-style-name="P4" draw:layer="layout" svg:x1="20.763cm" svg:y1="10.342cm" svg:x2="20.763cm" svg:y2="11.535cm">
          <text:p/>
        </draw:line>
        <draw:custom-shape draw:style-name="gr5" draw:text-style-name="P6" draw:layer="layout" svg:width="1.549cm" svg:height="0.7cm" svg:x="18.142cm" svg:y="4.028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18.178cm" svg:y="4.936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073cm" svg:height="0.7cm" svg:x="22.986cm" svg:y="4.4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1.8022121015 34140.9415121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4" draw:text-style-name="P3" draw:layer="layout" svg:width="0.779cm" svg:height="0.821cm" svg:x="21.973cm" svg:y="7.474cm">
          <text:p text:style-name="P2"><text:span text:style-name="T1">C</text:span></text:p>
        </draw:ellipse>
        <draw:line draw:style-name="gr3" draw:text-style-name="P4" draw:layer="layout" svg:x1="22.159cm" svg:y1="8.3cm" svg:x2="21.071cm" svg:y2="9.612cm">
          <text:p/>
        </draw:line>
        <draw:ellipse draw:style-name="gr14" draw:text-style-name="P3" draw:layer="layout" svg:width="0.779cm" svg:height="0.82cm" svg:x="21.974cm" svg:y="5.503cm">
          <text:p text:style-name="P2"><text:span text:style-name="T1">D</text:span></text:p>
        </draw:ellipse>
        <draw:line draw:style-name="gr3" draw:text-style-name="P4" draw:layer="layout" svg:x1="22.363cm" svg:y1="6.322cm" svg:x2="22.363cm" svg:y2="7.515cm">
          <text:p/>
        </draw:line>
        <draw:ellipse draw:style-name="gr2" draw:text-style-name="P3" draw:layer="layout" svg:width="0.779cm" svg:height="0.82cm" svg:x="20.375cm" svg:y="7.503cm">
          <text:p text:style-name="P2"><text:span text:style-name="T1">E</text:span></text:p>
        </draw:ellipse>
        <draw:line draw:style-name="gr3" draw:text-style-name="P4" draw:layer="layout" svg:x1="20.764cm" svg:y1="8.322cm" svg:x2="20.764cm" svg:y2="9.515cm">
          <text:p/>
        </draw:line>
        <draw:ellipse draw:style-name="gr2" draw:text-style-name="P3" draw:layer="layout" svg:width="0.779cm" svg:height="0.82cm" svg:x="20.376cm" svg:y="4.883cm">
          <text:p text:style-name="P2"><text:span text:style-name="T1">F</text:span></text:p>
        </draw:ellipse>
        <draw:line draw:style-name="gr3" draw:text-style-name="P4" draw:layer="layout" svg:x1="20.765cm" svg:y1="5.702cm" svg:x2="20.765cm" svg:y2="7.5cm">
          <text:p/>
        </draw:line>
        <draw:line draw:style-name="gr15" draw:text-style-name="P4" draw:layer="layout" svg:x1="21.159cm" svg:y1="5.4cm" svg:x2="22.059cm" svg:y2="5.993cm">
          <text:p/>
        </draw:line>
        <draw:frame draw:style-name="gr16" draw:text-style-name="P8" draw:layer="layout" svg:width="8.605cm" svg:height="0.9cm" svg:x="17.054cm" svg:y="15.1cm">
          <draw:text-box>
            <text:p text:style-name="P5"><text:span text:style-name="T3">git merge origin/master</text:span></text:p>
          </draw:text-box>
        </draw:frame>
        <draw:frame draw:style-name="gr17" draw:text-style-name="P9" draw:layer="layout" svg:width="1.738cm" svg:height="0.962cm" svg:x="9.021cm" svg:y="13.2cm">
          <draw:text-box>
            <text:p text:style-name="P5"><text:span text:style-name="T4">Initial</text:span></text:p>
          </draw:text-box>
        </draw:frame>
        <draw:line draw:style-name="gr18" draw:text-style-name="P4" draw:layer="layout" svg:x1="14.751cm" svg:y1="12.683cm" svg:x2="14.751cm" svg:y2="13.876cm">
          <text:p/>
        </draw:line>
        <draw:line draw:style-name="gr18" draw:text-style-name="P4" draw:layer="layout" svg:x1="20.763cm" svg:y1="12.595cm" svg:x2="20.763cm" svg:y2="15cm">
          <text:p/>
        </draw:line>
        <draw:frame draw:style-name="gr19" draw:text-style-name="P10" draw:layer="layout" svg:width="1.035cm" svg:height="1.276cm" svg:x="15.559cm" svg:y="14.838cm">
          <draw:text-box>
            <text:p text:style-name="P5"><text:span text:style-name="T5">+</text:span></text:p>
          </draw:text-box>
        </draw:frame>
        <draw:frame draw:style-name="gr19" draw:text-style-name="P10" draw:layer="layout" svg:width="1.035cm" svg:height="1.276cm" svg:x="10.56cm" svg:y="16.538cm">
          <draw:text-box>
            <text:p text:style-name="P5"><text:span text:style-name="T5">=</text:span></text:p>
          </draw:text-box>
        </draw:frame>
        <draw:frame draw:style-name="gr17" draw:text-style-name="P11" draw:layer="layout" svg:width="2.386cm" svg:height="1.039cm" svg:x="1.451cm" svg:y="6.061cm">
          <draw:text-box>
            <text:p text:style-name="P11"><text:span text:style-name="T6">Commits du</text:span></text:p>
            <text:p text:style-name="P11"><text:span text:style-name="T6">collegue</text:span></text:p>
          </draw:text-box>
        </draw:frame>
        <draw:line draw:style-name="gr20" draw:text-style-name="P1" draw:layer="layout" svg:x1="3.359cm" svg:y1="6.1cm" svg:x2="4.059cm" svg:y2="5.7cm">
          <text:p/>
        </draw:line>
        <draw:line draw:style-name="gr20" draw:text-style-name="P1" draw:layer="layout" svg:x1="3.259cm" svg:y1="7.1cm" svg:x2="4.059cm" svg:y2="7.5cm">
          <text:p/>
        </draw:line>
        <draw:frame draw:style-name="gr17" draw:text-style-name="P11" draw:layer="layout" svg:width="2.208cm" svg:height="1.039cm" svg:x="20.859cm" svg:y="2.361cm">
          <draw:text-box>
            <text:p text:style-name="P11"><text:span text:style-name="T6">Commit de</text:span></text:p>
            <text:p text:style-name="P11"><text:span text:style-name="T6">merge</text:span></text:p>
          </draw:text-box>
        </draw:frame>
        <draw:line draw:style-name="gr20" draw:text-style-name="P1" draw:layer="layout" svg:x1="21.459cm" svg:y1="3.5cm" svg:x2="20.859cm" svg:y2="4.9cm">
          <text:p/>
        </draw:line>
        <draw:frame draw:style-name="gr17" draw:text-style-name="P11" draw:layer="layout" svg:width="2.936cm" svg:height="1.039cm" svg:x="6.051cm" svg:y="12.1cm">
          <draw:text-box>
            <text:p text:style-name="P11"><text:span text:style-name="T6">La dernière fois</text:span></text:p>
            <text:p text:style-name="P11"><text:span text:style-name="T6">qu'on à fetch</text:span></text:p>
          </draw:text-box>
        </draw:frame>
        <draw:line draw:style-name="gr20" draw:text-style-name="P1" draw:layer="layout" svg:x1="7.659cm" svg:y1="12.2cm" svg:x2="9.559cm" svg:y2="10.5cm">
          <text:p/>
        </draw:line>
        <draw:frame draw:style-name="gr17" draw:text-style-name="P11" draw:layer="layout" svg:width="4.426cm" svg:height="1.433cm" svg:x="23.059cm" svg:y="6.467cm">
          <draw:text-box>
            <text:p text:style-name="P11"><text:span text:style-name="T6">origin/master</text:span></text:p>
            <text:p text:style-name="P11"><text:span text:style-name="T6">reste tjrs synchrone avec</text:span></text:p>
            <text:p text:style-name="P11"><text:span text:style-name="T6">le remote</text:span></text:p>
          </draw:text-box>
        </draw:frame>
        <draw:line draw:style-name="gr20" draw:text-style-name="P1" draw:layer="layout" svg:x1="25.072cm" svg:y1="6.4cm" svg:x2="24.372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1:48:38</dc:date>
    <dc:creator>m m</dc:creator>
    <meta:editing-duration>P1DT5H26M48S</meta:editing-duration>
    <meta:editing-cycles>31</meta:editing-cycles>
    <meta:generator>OpenOffice/4.1.7$Unix OpenOffice.org_project/417m1$Build-9800</meta:generator>
    <meta:document-statistic meta:object-count="63"/>
  </office:meta>
</office:document-meta>
</file>